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Paragrafo_20_elenco">
      <style:paragraph-properties fo:margin-left="2.54cm" fo:margin-right="0cm" fo:text-indent="0cm" style:auto-text-indent="false">
        <style:tab-stops/>
      </style:paragraph-properties>
    </style:style>
    <style:style style:name="P3" style:family="paragraph" style:parent-style-name="Paragrafo_20_elenco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Paragrafo_20_elenco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Paragrafo_20_elenco">
      <style:paragraph-properties fo:margin-left="0cm" fo:margin-right="0cm" fo:text-indent="0cm" style:auto-text-indent="false">
        <style:tab-stops/>
      </style:paragraph-properties>
      <style:text-properties fo:background-color="#ffff99"/>
    </style:style>
    <style:style style:name="P6" style:family="paragraph" style:parent-style-name="Paragrafo_20_elenco">
      <style:paragraph-properties fo:margin-left="0cm" fo:margin-right="0cm" fo:text-indent="0cm" style:auto-text-indent="false">
        <style:tab-stops/>
      </style:paragraph-properties>
      <style:text-properties fo:background-color="#99ffff"/>
    </style:style>
    <style:style style:name="P7" style:family="paragraph" style:parent-style-name="Paragrafo_20_elenco">
      <style:paragraph-properties fo:margin-left="0cm" fo:margin-right="0cm" fo:text-indent="0cm" style:auto-text-indent="false">
        <style:tab-stops/>
      </style:paragraph-properties>
      <style:text-properties fo:background-color="#ccff66"/>
    </style:style>
    <style:style style:name="P8" style:family="paragraph" style:parent-style-name="Normale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Paragrafo_20_elenco" style:list-style-name="WWNum1"/>
    <style:style style:name="P11" style:family="paragraph" style:parent-style-name="Paragrafo_20_elenco" style:list-style-name="WWNum1">
      <style:text-properties fo:background-color="#99ffff"/>
    </style:style>
    <style:style style:name="P12" style:family="paragraph" style:parent-style-name="Paragrafo_20_elenco" style:list-style-name="WWNum1">
      <style:text-properties fo:background-color="#ffff99"/>
    </style:style>
    <style:style style:name="P13" style:family="paragraph" style:parent-style-name="Paragrafo_20_elenco" style:list-style-name="WWNum1">
      <style:text-properties fo:background-color="#ccff66"/>
    </style:style>
    <style:style style:name="P14" style:family="paragraph" style:parent-style-name="Paragrafo_20_elenco" style:list-style-name="WWNum1">
      <style:text-properties fo:background-color="#ff3333"/>
    </style:style>
    <style:style style:name="P15" style:family="paragraph" style:parent-style-name="Paragrafo_20_elenco" style:list-style-name="L1"/>
    <style:style style:name="P16" style:family="paragraph" style:parent-style-name="Paragrafo_20_elenco" style:list-style-name="L2"/>
    <style:style style:name="P17" style:family="paragraph" style:parent-style-name="Paragrafo_20_elenco" style:list-style-name="L2">
      <style:text-properties fo:font-style="italic" style:font-style-asian="italic" style:font-style-complex="italic"/>
    </style:style>
    <style:style style:name="P18" style:family="paragraph" style:parent-style-name="Paragrafo_20_elenco" style:list-style-name="L3"/>
    <style:style style:name="P19" style:family="paragraph" style:parent-style-name="Paragrafo_20_elenco" style:list-style-name="L4"/>
    <style:style style:name="P20" style:family="paragraph" style:parent-style-name="Paragrafo_20_elenco" style:list-style-name="L5"/>
    <style:style style:name="P21" style:family="paragraph" style:parent-style-name="Paragrafo_20_elenco" style:list-style-name="L6"/>
    <style:style style:name="P22" style:family="paragraph" style:parent-style-name="Paragrafo_20_elenco" style:list-style-name="L6">
      <style:text-properties officeooo:paragraph-rsid="0017554b"/>
    </style:style>
    <style:style style:name="P23" style:family="paragraph" style:parent-style-name="Paragrafo_20_elenco" style:list-style-name="L7"/>
    <style:style style:name="P24" style:family="paragraph" style:parent-style-name="Paragrafo_20_elenco" style:list-style-name="L8"/>
    <style:style style:name="P25" style:family="paragraph" style:parent-style-name="Paragrafo_20_elenco" style:list-style-name="L9"/>
    <style:style style:name="P26" style:family="paragraph" style:parent-style-name="Paragrafo_20_elenco" style:list-style-name="L10"/>
    <style:style style:name="P27" style:family="paragraph" style:parent-style-name="Paragrafo_20_elenco" style:list-style-name="L11"/>
    <style:style style:name="P28" style:family="paragraph" style:parent-style-name="Paragrafo_20_elenco" style:list-style-name="L12"/>
    <style:style style:name="P29" style:family="paragraph" style:parent-style-name="Paragrafo_20_elenco" style:list-style-name="L13"/>
    <style:style style:name="P30" style:family="paragraph" style:parent-style-name="Paragrafo_20_elenco" style:list-style-name="L14"/>
    <style:style style:name="P31" style:family="paragraph" style:parent-style-name="Paragrafo_20_elenco" style:list-style-name="L15"/>
    <style:style style:name="P32" style:family="paragraph" style:parent-style-name="Paragrafo_20_elenco" style:list-style-name="L16"/>
    <style:style style:name="P33" style:family="paragraph" style:parent-style-name="Paragrafo_20_elenco" style:list-style-name="L17"/>
    <style:style style:name="P34" style:family="paragraph" style:parent-style-name="Paragrafo_20_elenco" style:list-style-name="L18"/>
    <style:style style:name="P35" style:family="paragraph" style:parent-style-name="Paragrafo_20_elenco" style:list-style-name="L19"/>
    <style:style style:name="P36" style:family="paragraph" style:parent-style-name="Paragrafo_20_elenco" style:list-style-name="L20"/>
    <style:style style:name="P37" style:family="paragraph" style:parent-style-name="Paragrafo_20_elenco" style:list-style-name="L21"/>
    <style:style style:name="P38" style:family="paragraph" style:parent-style-name="Paragrafo_20_elenco" style:list-style-name="L22"/>
    <style:style style:name="P39" style:family="paragraph" style:parent-style-name="Paragrafo_20_elenco" style:list-style-name="L23"/>
    <style:style style:name="P40" style:family="paragraph" style:parent-style-name="Paragrafo_20_elenco" style:list-style-name="L24">
      <style:text-properties officeooo:paragraph-rsid="0017554b"/>
    </style:style>
    <style:style style:name="P41" style:family="paragraph" style:parent-style-name="Paragrafo_20_elenco" style:list-style-name="L23">
      <style:text-properties officeooo:rsid="001773e3" officeooo:paragraph-rsid="001773e3"/>
    </style:style>
    <style:style style:name="P42" style:family="paragraph" style:parent-style-name="Paragrafo_20_elenco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background-color="#ff3333" loext:char-shading-value="0"/>
    </style:style>
    <style:style style:name="T4" style:family="text">
      <style:text-properties fo:background-color="#ffff99" loext:char-shading-value="0"/>
    </style:style>
    <style:style style:name="T5" style:family="text">
      <style:text-properties fo:background-color="#ff00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10LVL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11LVL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4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8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9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Car._20_predefinito_20_paragrafo"><text:span text:style-name="T1">DESCRIZIONE</text:span></text:span>: applicazione web tramite la quale gli studenti universitari inseriscono annunci dei loro libri usati. La mission non è venderli dall’applicazione, ma mostrarli in una bacheca tramite la quale gli studenti “acquirenti” possono trovare i libri di cui necessitano, e quindi mettersi in contatto con gli studenti “venditori”.</text:p>
      <text:p text:style-name="Standard">NOTE: <text:span text:style-name="Car._20_predefinito_20_paragrafo"><text:span text:style-name="T2">venditore</text:span></text:span> indica uno studente venditore, <text:span text:style-name="Car._20_predefinito_20_paragrafo"><text:span text:style-name="T2">acquirente</text:span></text:span> indica uno studente acquirente.</text:p>
      <text:p text:style-name="Standard"><text:span text:style-name="Car._20_predefinito_20_paragrafo"><text:span text:style-name="T1">TIPOLOGIA DI UTENTI</text:span></text:span>: non registrato, registrato, amministratore</text:p>
      <text:p text:style-name="P1">FUNZIONALITÀ:</text:p>
      <text:list xml:id="list6822494483824845228" text:style-name="WWNum1">
        <text:list-item>
          <text:p text:style-name="P10">UTENTE NON REGISTRATO</text:p>
          <text:list>
            <text:list-item>
              <text:p text:style-name="P10">Può visualizzare gli annunci</text:p>
            </text:list-item>
            <text:list-item>
              <text:p text:style-name="P11">Può registrarsi</text:p>
            </text:list-item>
            <text:list-item>
              <text:p text:style-name="P11">Può accedere all’area di login</text:p>
            </text:list-item>
          </text:list>
        </text:list-item>
      </text:list>
      <text:p text:style-name="P2"/>
      <text:list xml:id="list180309475907812" text:continue-numbering="true" text:style-name="WWNum1">
        <text:list-item>
          <text:p text:style-name="P10">UTENTE REGISTRATO</text:p>
          <text:list>
            <text:list-item>
              <text:p text:style-name="P10">Funzionalità dell’utente non registrato</text:p>
            </text:list-item>
            <text:list-item>
              <text:p text:style-name="P12">Può inserire un annuncio</text:p>
            </text:list-item>
            <text:list-item>
              <text:p text:style-name="P12">Può cancellare un proprio annuncio</text:p>
            </text:list-item>
            <text:list-item>
              <text:p text:style-name="P12">Può chiudere un proprio annuncio</text:p>
            </text:list-item>
            <text:list-item>
              <text:p text:style-name="P12">Può visualizzare lo storico degli annunci</text:p>
            </text:list-item>
            <text:list-item>
              <text:p text:style-name="P12">Può contattare il venditore dall’annuncio</text:p>
            </text:list-item>
            <text:list-item>
              <text:p text:style-name="P13">Può scambiare messaggi con un utente venditore relativamente ad un annuncio</text:p>
            </text:list-item>
            <text:list-item>
              <text:p text:style-name="P13">Può visualizzare lo storico delle conversazioni</text:p>
            </text:list-item>
            <text:list-item>
              <text:p text:style-name="P10"><text:span text:style-name="Car._20_predefinito_20_paragrafo"><text:span text:style-name="T3">Può segnalare un utente</text:span></text:span></text:p>
            </text:list-item>
          </text:list>
        </text:list-item>
      </text:list>
      <text:p text:style-name="P2"/>
      <text:list xml:id="list180308795274560" text:continue-numbering="true" text:style-name="WWNum1">
        <text:list-item>
          <text:p text:style-name="P10">UTENTE ADMIN</text:p>
          <text:list>
            <text:list-item>
              <text:p text:style-name="P10">Funzionalità dell’utente non registrato</text:p>
            </text:list-item>
            <text:list-item>
              <text:p text:style-name="P10"><text:span text:style-name="Car._20_predefinito_20_paragrafo"><text:span text:style-name="T4">Può cancellare annunci</text:span></text:span></text:p>
            </text:list-item>
            <text:list-item>
              <text:p text:style-name="P14">Può visualizzare tutte le segnalazioni</text:p>
            </text:list-item>
            <text:list-item>
              <text:p text:style-name="P14">Può bloccare/sbloccare utenti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3"><text:soft-page-break/>LIBRO</text:p>
      <text:list xml:id="list8155572220133574084" text:style-name="L1">
        <text:list-item>
          <text:p text:style-name="P15">titolo, edizione/anno, autore, codice isbn, casa editrice</text:p>
        </text:list-item>
        <text:list-item>
          <text:p text:style-name="P15">università, corso di studio, materia, professore</text:p>
        </text:list-item>
      </text:list>
      <text:p text:style-name="P4"/>
      <text:p text:style-name="P3">ANNUNCIO VISTO DA ACQUIRENTE</text:p>
      <text:list xml:id="list4515448230807975844" text:style-name="L2">
        <text:list-item>
          <text:p text:style-name="P17">LIBRO</text:p>
        </text:list-item>
        <text:list-item>
          <text:p text:style-name="P16">nome utente</text:p>
        </text:list-item>
      </text:list>
      <text:list xml:id="list165729959691007" text:style-name="L1">
        <text:list-item>
          <text:p text:style-name="P15">condizione da 0 a 5 (ogni valore ha una breve descrizione standard)</text:p>
        </text:list-item>
        <text:list-item>
          <text:p text:style-name="P15">prezzo</text:p>
        </text:list-item>
        <text:list-item>
          <text:p text:style-name="P15">se consegna a mano, dove</text:p>
        </text:list-item>
        <text:list-item>
          <text:p text:style-name="P15">se spedisce o no</text:p>
        </text:list-item>
        <text:list-item>
          <text:p text:style-name="P15">form per contattare il venditore</text:p>
        </text:list-item>
      </text:list>
      <text:p text:style-name="Paragrafo_20_elenco"/>
      <text:p text:style-name="P5"/>
      <text:p text:style-name="P5"/>
      <text:p text:style-name="P5"/>
      <text:p text:style-name="P5"/>
      <text:p text:style-name="P5"/>
      <text:p text:style-name="P6">REGISTRAZIONE - Può registrarsi</text:p>
      <text:list xml:id="list357219744156600178" text:style-name="L3">
        <text:list-item>
          <text:p text:style-name="P18">ATTORE accede alla sezione per la registrazione</text:p>
        </text:list-item>
        <text:list-item>
          <text:p text:style-name="P18">APPLICAZIONE mostra campi di username, email, psw, psw ripetuta</text:p>
        </text:list-item>
        <text:list-item>
          <text:p text:style-name="P18">ATTORE inserisce dati richiesti e invia</text:p>
        </text:list-item>
        <text:list-item>
          <text:p text:style-name="P18">APPLICAZIONE invia mail con la username scelta e un link per attivare l’account</text:p>
        </text:list-item>
        <text:list-item>
          <text:p text:style-name="P18">ATTORE clicca il link di attivazione</text:p>
        </text:list-item>
        <text:list-item>
          <text:p text:style-name="P18">APPLICAZIONE attiva l’account</text:p>
        </text:list-item>
      </text:list>
      <text:p text:style-name="Paragrafo_20_elenco"/>
      <text:p text:style-name="P6">LOGIN - Può accedere al proprio account / Può accedere all’area di login</text:p>
      <text:list xml:id="list4127185592016990812" text:style-name="L4">
        <text:list-item>
          <text:p text:style-name="P19">ATTORE accede alla sezione per il login</text:p>
        </text:list-item>
        <text:list-item>
          <text:p text:style-name="P19">APPLICAZIONE mostra campi di username e psw da riempire</text:p>
        </text:list-item>
        <text:list-item>
          <text:p text:style-name="P19">ATTORE inserisce username e psw e invia i dati</text:p>
        </text:list-item>
        <text:list-item>
          <text:p text:style-name="P19">APPLICAZIONE certifica i dati</text:p>
        </text:list-item>
      </text:list>
      <text:list xml:id="list918787014160565052" text:style-name="L5">
        <text:list-item>
          <text:p text:style-name="P20">dati non corretti: messaggio di errore e nuova richiesta di dati;</text:p>
        </text:list-item>
        <text:list-item>
          <text:p text:style-name="P20"><text:soft-page-break/>dati corretti: visualizza pagina del profilo</text:p>
        </text:list-item>
      </text:list>
      <text:p text:style-name="Paragrafo_20_elenco"/>
      <text:p text:style-name="P5">INSERIMENTO - Può inserire un annuncio</text:p>
      <text:list xml:id="list7477526576511643358" text:style-name="L6">
        <text:list-item>
          <text:p text:style-name="P21">ATTORE accede alla sezione per l’inserimento di un annuncio</text:p>
        </text:list-item>
        <text:list-item>
          <text:p text:style-name="P22">APPLICAZIONE controlla se l’utente è loggato:</text:p>
        </text:list-item>
      </text:list>
      <text:list xml:id="list6497475816140404378" text:style-name="L24">
        <text:list-item>
          <text:list>
            <text:list-item>
              <text:p text:style-name="P40">se si, continua</text:p>
            </text:list-item>
            <text:list-item>
              <text:p text:style-name="P40">se no, redirect alla pagina di login</text:p>
            </text:list-item>
          </text:list>
        </text:list-item>
      </text:list>
      <text:list xml:id="list180307718801511" text:continue-list="list7477526576511643358" text:style-name="L6">
        <text:list-item>
          <text:p text:style-name="P22">APPLICAZIONE visualizza tutte le informazioni da inserire</text:p>
        </text:list-item>
        <text:list-item>
          <text:p text:style-name="P22">ATTORE fornisce le informazioni e invia i dati</text:p>
        </text:list-item>
        <text:list-item>
          <text:p text:style-name="P22">APPLICAZIONE visualizza l’esito:</text:p>
        </text:list-item>
      </text:list>
      <text:list xml:id="list4474198663597133258" text:style-name="L8">
        <text:list-item>
          <text:list>
            <text:list-item>
              <text:p text:style-name="P24">inserimento riuscito</text:p>
            </text:list-item>
            <text:list-item>
              <text:p text:style-name="P24">dati mancanti</text:p>
            </text:list-item>
          </text:list>
        </text:list-item>
      </text:list>
      <text:p text:style-name="P4"/>
      <text:p text:style-name="P4"><text:span text:style-name="Car._20_predefinito_20_paragrafo"><text:span text:style-name="T4">STORICO ANNUNCI - Può visualizzare lo storico degli annunci</text:span></text:span></text:p>
      <text:list xml:id="list6122972982325284232" text:style-name="L9">
        <text:list-item>
          <text:p text:style-name="P25">ATTORE accede al proprio profilo</text:p>
        </text:list-item>
        <text:list-item>
          <text:p text:style-name="P25">APPLICAZIONE visualizza profilo</text:p>
        </text:list-item>
        <text:list-item>
          <text:p text:style-name="P25">ATTORE accede allo storico degli annunci</text:p>
        </text:list-item>
        <text:list-item>
          <text:p text:style-name="P25">APPLICAZIONE visualizza elenco di tutti gli annunci dell’attore</text:p>
        </text:list-item>
      </text:list>
      <text:p text:style-name="Paragrafo_20_elenco"/>
      <text:p text:style-name="P4"><text:span text:style-name="Car._20_predefinito_20_paragrafo"><text:span text:style-name="T4">ELIMINAZIONE - Può cancellare un annuncio </text:span></text:span><text:span text:style-name="Car._20_predefinito_20_paragrafo"><text:span text:style-name="T5">UGUALE PER ADMIN</text:span></text:span></text:p>
      <text:list xml:id="list7052493599910912526" text:style-name="L10">
        <text:list-item>
          <text:p text:style-name="P26">ATTORE visualizza storico degli annunci</text:p>
        </text:list-item>
        <text:list-item>
          <text:p text:style-name="P26">ATTORE seleziona annuncio da eliminare e invia la richiesta di eliminazione</text:p>
        </text:list-item>
        <text:list-item>
          <text:p text:style-name="P26">APPLICAZIONE chiede conferma dell’eliminazione</text:p>
        </text:list-item>
        <text:list-item>
          <text:p text:style-name="P26">ATTORE risponde alla conferma</text:p>
        </text:list-item>
        <text:list-item>
          <text:p text:style-name="P26">APPLICAZIONE concluda l’eliminazione (se confermata)</text:p>
        </text:list-item>
      </text:list>
      <text:p text:style-name="Normale"/>
      <text:p text:style-name="P4"><text:span text:style-name="Car._20_predefinito_20_paragrafo"><text:span text:style-name="T4">ELIMINAZIONE - Può chiudere un annuncio</text:span></text:span></text:p>
      <text:list xml:id="list7607277103666087950" text:style-name="L11">
        <text:list-item>
          <text:p text:style-name="P27">ATTORE visualizza l’annuncio</text:p>
        </text:list-item>
        <text:list-item>
          <text:p text:style-name="P27">ATTORE clicca il link per chiudere l’annuncio</text:p>
        </text:list-item>
        <text:list-item>
          <text:p text:style-name="P27">APPLICAZIONE chiede conferma della chiusura</text:p>
        </text:list-item>
        <text:list-item>
          <text:p text:style-name="P27">ATTORE risponde alla conferma</text:p>
        </text:list-item>
        <text:list-item>
          <text:p text:style-name="P27">APPLICAZIONE chiude l’annuncio (se confermata)</text:p>
        </text:list-item>
      </text:list>
      <text:p text:style-name="Normale"/>
      <text:p text:style-name="Normale"/>
      <text:p text:style-name="Normale"><text:soft-page-break/></text:p>
      <text:p text:style-name="P4"><text:span text:style-name="Car._20_predefinito_20_paragrafo"><text:span text:style-name="T5">SEGNALAZIONI UTENTE - Può segnalare un utente</text:span></text:span></text:p>
      <text:list xml:id="list3789538913604986966" text:style-name="L12">
        <text:list-item>
          <text:p text:style-name="P28">ATTORE visualizza l’annuncio (può segnalare il venditore) o conversazione</text:p>
        </text:list-item>
        <text:list-item>
          <text:p text:style-name="P28">ATTORE clicca il link per la segnalazione</text:p>
        </text:list-item>
        <text:list-item>
          <text:p text:style-name="P28">APPLICAZIONE visualizza form per la segnalazione</text:p>
        </text:list-item>
        <text:list-item>
          <text:p text:style-name="P28">ATTORE compila il form ed invia</text:p>
        </text:list-item>
        <text:list-item>
          <text:p text:style-name="P28">APPLICAZIONE controlla i dati:</text:p>
          <text:list>
            <text:list-item>
              <text:p text:style-name="P28">Se corretti, continua</text:p>
            </text:list-item>
            <text:list-item>
              <text:p text:style-name="P28">Altrimenti torna al punto 3</text:p>
            </text:list-item>
          </text:list>
        </text:list-item>
        <text:list-item>
          <text:p text:style-name="P28">APPLICAZIONE chiede conferma</text:p>
        </text:list-item>
        <text:list-item>
          <text:p text:style-name="P28">ATTORE risponde alla conferma</text:p>
        </text:list-item>
        <text:list-item>
          <text:p text:style-name="P28">APPLICAZIONE conclude (se confermata) aggiungendo una segnalazione</text:p>
        </text:list-item>
      </text:list>
      <text:p text:style-name="Paragrafo_20_elenco"/>
      <text:p text:style-name="P4"><text:span text:style-name="Car._20_predefinito_20_paragrafo"><text:span text:style-name="T5">STORICO SEGNALAZIONI – admin visualizza tutte le segnalazioni degli utenti</text:span></text:span></text:p>
      <text:list xml:id="list6548820126012443388" text:style-name="L13">
        <text:list-item>
          <text:p text:style-name="P29">ATTORE accede allo storico delle segnalazioni</text:p>
        </text:list-item>
        <text:list-item>
          <text:p text:style-name="P29">APPLICAZIONE visualizza l’elenco</text:p>
        </text:list-item>
      </text:list>
      <text:p text:style-name="Normale">NOTA: si possono filtrare le segnalazioni: nuove, non risolte, risolte</text:p>
      <text:p text:style-name="Normale"/>
      <text:p text:style-name="Normale"/>
      <text:p text:style-name="P4"><text:span text:style-name="Car._20_predefinito_20_paragrafo"><text:span text:style-name="T5">VISUALIZZAZIONE SEGNALAZIONE – admin visualizza una segnalazione</text:span></text:span></text:p>
      <text:list xml:id="list2427816595998777850" text:style-name="L14">
        <text:list-item>
          <text:p text:style-name="P30">ATTORE accede allo storico delle segnalazioni</text:p>
        </text:list-item>
        <text:list-item>
          <text:p text:style-name="P30">ATTORE seleziona una segnalazione</text:p>
        </text:list-item>
        <text:list-item>
          <text:p text:style-name="P30">APPLICAZIONE mostra segnalazione: dati libro, dati venditore, dati acquirente, autore e testo della segnalazione</text:p>
        </text:list-item>
      </text:list>
      <text:p text:style-name="Normale"/>
      <text:p text:style-name="Paragrafo_20_elenco"/>
      <text:p text:style-name="Paragrafo_20_elenco"/>
      <text:p text:style-name="Paragrafo_20_elenco"/>
      <text:p text:style-name="Paragrafo_20_elenco"/>
      <text:p text:style-name="Paragrafo_20_elenco"/>
      <text:p text:style-name="Paragrafo_20_elenco"/>
      <text:p text:style-name="Paragrafo_20_elenco"/>
      <text:p text:style-name="Paragrafo_20_elenco"/>
      <text:p text:style-name="P4"/>
      <text:p text:style-name="P4"><text:span text:style-name="T7">VISUALIZZAZIONE ANNUNCIO</text:span> </text:p>
      <text:list xml:id="list8375764358218188109" text:style-name="L15">
        <text:list-item>
          <text:p text:style-name="P31"><text:soft-page-break/>ATTORE clicca sull’annuncio</text:p>
        </text:list-item>
        <text:list-item>
          <text:p text:style-name="P31">APPLICAZIONE mostra i dati pubblici ed inoltre:</text:p>
        </text:list-item>
      </text:list>
      <text:list xml:id="list6910472153090138725" text:style-name="L16">
        <text:list-item>
          <text:list>
            <text:list-item>
              <text:p text:style-name="P32">se ATTORE NON REGISTRATO, anche un invito a login o registrazione</text:p>
            </text:list-item>
            <text:list-item>
              <text:p text:style-name="P32">se ATTORE REGISTRATO:</text:p>
              <text:list>
                <text:list-item>
                  <text:p text:style-name="P32">se ha già contattato il venditore, un link per visualizzare la conversazione</text:p>
                </text:list-item>
                <text:list-item>
                  <text:p text:style-name="P32">se non ha contattato il venditore, un form per contattare il venditore</text:p>
                </text:list-item>
              </text:list>
            </text:list-item>
            <text:list-item>
              <text:p text:style-name="P32">se ATTORE VENDITORE, anche un link per chiudere l’annuncio, anche un link per visualizzare tutte le conversazioni riguardanti l’annuncio</text:p>
            </text:list-item>
          </text:list>
        </text:list-item>
      </text:list>
      <text:p text:style-name="P5"/>
      <text:p text:style-name="P5">PRIMO CONTATTO - Può contattare il venditore dall’annuncio</text:p>
      <text:list xml:id="list2388366484522247235" text:style-name="L17">
        <text:list-item>
          <text:p text:style-name="P33">ATTORE compila il form di contatto all’interno di un annuncio e invia i dati</text:p>
        </text:list-item>
        <text:list-item>
          <text:p text:style-name="P33">APPLICAZIONE visualizza esito:</text:p>
        </text:list-item>
      </text:list>
      <text:list xml:id="list8351357879124412568" text:style-name="L18">
        <text:list-item>
          <text:list>
            <text:list-item>
              <text:p text:style-name="P34">se dati corretti, continua</text:p>
            </text:list-item>
            <text:list-item>
              <text:p text:style-name="P34">se dati incorretti/mancanti, avvisa dell’errore e fa tornare al punto 1</text:p>
            </text:list-item>
          </text:list>
        </text:list-item>
      </text:list>
      <text:list xml:id="list165730906971897" text:style-name="L17">
        <text:list-item>
          <text:p text:style-name="P33">APPLICAZIONE invia email all’indirizzo del venditore con la notifica del messaggio</text:p>
        </text:list-item>
      </text:list>
      <text:p text:style-name="P4"/>
      <text:p text:style-name="P7">STORICO MESSAGGI – visualizzare tutte le conversazioni</text:p>
      <text:list xml:id="list9174506891855897290" text:style-name="L19">
        <text:list-item>
          <text:p text:style-name="P35">ATTORE accede alla sezione delle conversazioni</text:p>
        </text:list-item>
        <text:list-item>
          <text:p text:style-name="P35">APPLICAZIONE visualizza elenco delle conversazioni</text:p>
        </text:list-item>
      </text:list>
      <text:p text:style-name="Normale">NOTA: si possono filtrare le conversazioni: da venditore, da acquirente, in corso, scadute, di un libro</text:p>
      <text:p text:style-name="Normale"/>
      <text:p text:style-name="P7">MESSAGGI – visualizzare una conversazione</text:p>
      <text:list xml:id="list5204989679832488620" text:style-name="L20">
        <text:list-item>
          <text:p text:style-name="P36">ATTORE visualizza lo storico delle conversazioni</text:p>
        </text:list-item>
        <text:list-item>
          <text:p text:style-name="P36">ATTORE seleziona una conversazione</text:p>
        </text:list-item>
        <text:list-item>
          <text:p text:style-name="P36">APPLICAZIONE mostra tutti i messaggi della conversazione selezionata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7">MESSAGGI – scrivere/rispondere ad un messaggio</text:p>
      <text:list xml:id="list3863727180101835780" text:style-name="L21">
        <text:list-item>
          <text:p text:style-name="P37"><text:soft-page-break/>ATTORE visualizza una conversazione</text:p>
        </text:list-item>
        <text:list-item>
          <text:p text:style-name="P37">ATTORE scrive il messaggio e invia</text:p>
        </text:list-item>
        <text:list-item>
          <text:p text:style-name="P37">APPLICAZIONE visualizza esito:</text:p>
        </text:list-item>
      </text:list>
      <text:list xml:id="list1715100684181234687" text:style-name="L22">
        <text:list-item>
          <text:list>
            <text:list-item>
              <text:p text:style-name="P38">se dati corretti, continua</text:p>
            </text:list-item>
            <text:list-item>
              <text:p text:style-name="P38">se dati mancanti, avvisa dell’errore e fa tornare al punto 2</text:p>
            </text:list-item>
          </text:list>
        </text:list-item>
      </text:list>
      <text:list xml:id="list165730347470060" text:style-name="L17">
        <text:list-item>
          <text:p text:style-name="P33">APPLICAZIONE inserisce nella conversazione il messaggio</text:p>
        </text:list-item>
        <text:list-item>
          <text:p text:style-name="P33">APPLICAZIONE invia email all’indirizzo del ricevente con la notifica del messaggio</text:p>
        </text:list-item>
      </text:list>
      <text:p text:style-name="Normale"/>
      <text:p text:style-name="Normale"/>
      <text:p text:style-name="Normale"/>
      <text:p text:style-name="P8">ENTITY</text:p>
      <text:list xml:id="list228000667372750413" text:style-name="L23">
        <text:list-item>
          <text:list>
            <text:list-item>
              <text:p text:style-name="P39">LIBRO</text:p>
            </text:list-item>
            <text:list-item>
              <text:p text:style-name="P39">UTENTE</text:p>
            </text:list-item>
            <text:list-item>
              <text:p text:style-name="P39">ANNUNCIO</text:p>
            </text:list-item>
            <text:list-item>
              <text:p text:style-name="P41">CONVERSAZIONE</text:p>
            </text:list-item>
            <text:list-item>
              <text:p text:style-name="P41">MESSAGGIO</text:p>
            </text:list-item>
            <text:list-item>
              <text:p text:style-name="P41">SEGNALAZIO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StarSymbol" fo:font-family="StarSymbol" style:font-family-generic="system" style:font-charset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StarSymbol" fo:font-family="StarSymbol" style:font-family-generic="system" style:font-charset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laria</meta:initial-creator>
    <meta:creation-date>2017-04-05T15:57:00Z</meta:creation-date>
    <dc:date>2017-04-20T18:02:09.416199735</dc:date>
    <meta:editing-cycles>18</meta:editing-cycles>
    <meta:editing-duration>PT2H49M19S</meta:editing-duration>
    <meta:document-statistic meta:table-count="0" meta:image-count="0" meta:object-count="0" meta:page-count="6" meta:paragraph-count="131" meta:word-count="916" meta:character-count="5954" meta:non-whitespace-character-count="527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